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0.622cm" svg:height="8.999cm" svg:x="-0.009cm" svg:y="-0.01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625cm" fo:page-height="8.9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us Mae</meta:initial-creator>
    <meta:creation-date>2014-03-23T13:41:46</meta:creation-date>
    <dc:date>2014-03-25T18:27:14</dc:date>
    <dc:creator>Marcus Mae</dc:creator>
    <meta:editing-duration>P2DT2H56M42S</meta:editing-duration>
    <meta:editing-cycles>3</meta:editing-cycles>
    <meta:generator>LibreOffice/3.5$Linux_X86_64 LibreOffice_project/350m1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link-data-style-to-source="false"/>
      <style:graphic-properties draw:stroke="none" draw:fill-color="#004586" dr3d:edge-rounding="5%"/>
      <style:text-properties fo:font-size="14pt" style:font-size-asian="10pt" style:font-size-complex="10pt"/>
    </style:style>
    <style:style style:name="ch8" style:family="chart">
      <style:chart-properties chart:solid-type="cuboid"/>
      <style:graphic-properties draw:fill-color="#0084d1"/>
    </style:style>
    <style:style style:name="ch9" style:family="chart">
      <style:chart-properties chart:solid-type="cuboid" chart:data-label-number="value" chart:data-label-text="false" chart:data-label-symbol="false"/>
      <style:graphic-properties draw:fill-color="#76b9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623cm" svg:height="9cm" xlink:href="." xlink:type="simple" chart:class="chart:bar" chart:style-name="ch1">
        <chart:plot-area chart:style-name="ch2" chart:data-source-has-labels="both" svg:x="1.567cm" svg:y="0.855cm" svg:width="18.232cm" svg:height="7.545cm">
          <chartooo:coordinate-region svg:x="2.003cm" svg:y="1.055cm" svg:width="17.796cm" svg:height="6.645cm"/>
          <chart:axis chart:dimension="x" chart:name="primary-x" chart:style-name="ch3" chartooo:axis-type="auto">
            <chartooo:date-scale/>
            <chart:categories table:cell-range-address="local-table.$B$1:.$D$1"/>
          </chart:axis>
          <chart:axis chart:dimension="y" chart:name="primary-y" chart:style-name="ch4">
            <chart:title svg:x="0.451cm" svg:y="6.727cm" chart:style-name="ch5">
              <text:p>Time to sort, speedup</text:p>
            </chart:title>
            <chart:grid chart:style-name="ch6" chart:class="major"/>
          </chart:axis>
          <chart:series chart:style-name="ch7" chart:values-cell-range-address="local-table.$B$2:.$D$2" chart:label-cell-address="local-table.$A$2" chart:class="chart:bar">
            <chart:data-point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eon E5-2670</text:p>
              </table:table-cell>
              <table:table-cell office:value-type="string">
                <text:p>Xeon Phi 5110P</text:p>
              </table:table-cell>
              <table:table-cell office:value-type="string">
                <text:p>Tesla K20X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</table:table-cell>
              <table:table-cell office:value-type="float" office:value="1">
                <text:p>1</text:p>
              </table:table-cell>
              <table:table-cell office:value-type="float" office:value="0.693072923149679">
                <text:p>0.693072923149679</text:p>
              </table:table-cell>
              <table:table-cell office:value-type="float" office:value="6.79207486166041">
                <text:p>6.792074861660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